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8.341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d7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 table:tab-color="#ffffa6"/>
    </style:style>
    <style:style style:name="ta4" style:family="table" style:master-page-name="Default">
      <style:table-properties table:display="true" style:writing-mode="lr-tb" table:tab-color="#ffdbb6"/>
    </style:style>
  </office:automatic-styles>
  <office:body>
    <office:spreadsheet>
      <table:calculation-settings table:automatic-find-labels="false" table:use-regular-expressions="false" table:use-wildcards="true"/>
      <table:table table:name="sensor_mb_ne4_legacy-rreg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e4_legacy-rwregs" table:style-name="ta2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0 [11111]</text:p>
          </table:table-cell>
          <table:table-cell office:value-type="string" calcext:value-type="string">
            <text:p>0 … 10000 ppm</text:p>
          </table:table-cell>
          <table:table-cell office:value-type="string" calcext:value-type="string">
            <text:p>Messwertvorgabe für Testzweck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 *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 *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</text:p>
          </table:table-cell>
          <table:table-cell office:value-type="string" calcext:value-type="string">
            <text:p>0 … 10000 ppm</text:p>
          </table:table-cell>
          <table:table-cell office:value-type="string" calcext:value-type="string">
            <text:p>Sensorwert im Kalibrierpunkt (bei Endwert) *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0 ppm [0 ppm]</text:p>
          </table:table-cell>
          <table:table-cell office:value-type="string" calcext:value-type="string">
            <text:p>Messwert unten für Ausgangsstrom unten *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mA [4 mA]</text:p>
          </table:table-cell>
          <table:table-cell office:value-type="string" calcext:value-type="string">
            <text:p>Ausgangsstrom im unteren Punkt *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0 ppm [1000ppm]</text:p>
          </table:table-cell>
          <table:table-cell office:value-type="string" calcext:value-type="string">
            <text:p>Messwert oben für Ausgangsstrom oben *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mA [20 mA]</text:p>
          </table:table-cell>
          <table:table-cell office:value-type="string" calcext:value-type="string">
            <text:p>Ausgangsstrom im oberen Punkt *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Status (Auswerte IC) (keine Eingabemöglichkeit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ock (Auswerte IC) *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 … 7</text:p>
          </table:table-cell>
          <table:table-cell/>
          <table:table-cell office:value-type="string" calcext:value-type="string">
            <text:p>TIA_GAIN (Auswerte IC) *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 … 3</text:p>
          </table:table-cell>
          <table:table-cell/>
          <table:table-cell office:value-type="string" calcext:value-type="string">
            <text:p>RLOAD (Auswerte IC) *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REF_Source (Auswerte IC) *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 … 3</text:p>
          </table:table-cell>
          <table:table-cell/>
          <table:table-cell office:value-type="string" calcext:value-type="string">
            <text:p>INT_Z (Auswerte IC) *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BIAS_Sign (Auswerte IC) *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 … 13</text:p>
          </table:table-cell>
          <table:table-cell/>
          <table:table-cell office:value-type="string" calcext:value-type="string">
            <text:p>BIAS (Auswerte IC) *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ET_Short (Auswerte IC) *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 … 7</text:p>
          </table:table-cell>
          <table:table-cell/>
          <table:table-cell office:value-type="string" calcext:value-type="string">
            <text:p>OP_Mode (Auswerte IC) *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</table:table-row>
      </table:table>
      <table:table table:name="sensor_mb_ne4-rregs" table:style-name="ta3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e4-rwregs" table:style-name="ta4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0 [11111]</text:p>
          </table:table-cell>
          <table:table-cell office:value-type="string" calcext:value-type="string">
            <text:p>0 … 10000 ppm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</text:p>
          </table:table-cell>
          <table:table-cell office:value-type="string" calcext:value-type="string">
            <text:p>0 … 10000 ppm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0 ppm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mA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0 ppm 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mA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3</text:p>
          </table:table-cell>
          <table:table-cell/>
          <table:table-cell office:value-type="string" calcext:value-type="string">
            <text:p>Zuschalten vor Hardwareverstärkung 0 (hoch) *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</text:p>
          </table:table-cell>
          <table:table-cell/>
          <table:table-cell office:value-type="string" calcext:value-type="string">
            <text:p>Faktor für Mittelwertbildung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1500]</text:p>
          </table:table-cell>
          <table:table-cell/>
          <table:table-cell office:value-type="string" calcext:value-type="string">
            <text:p>Vorgegebener Nullpunktwert *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 ... 1023</text:p>
          </table:table-cell>
          <table:table-cell/>
          <table:table-cell office:value-type="string" calcext:value-type="string">
            <text:p>Nullpunktparameter [11111 = Nullpunktsuche]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table table:name="sensor_mb_nap5x-rregs" table:style-name="ta3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</text:p>
          </table:table-cell>
          <table:table-cell office:value-type="string" calcext:value-type="string">
            <text:p>0 .. 100.0 %UEG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</text:p>
          </table:table-cell>
          <table:table-cell office:value-type="string" calcext:value-type="string">
            <text:p>0 .. 100.0 %UEG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ap5x-rwregs" table:style-name="ta4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 [11111]</text:p>
          </table:table-cell>
          <table:table-cell office:value-type="string" calcext:value-type="string">
            <text:p>0 … 100.0 % UEG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</text:p>
          </table:table-cell>
          <table:table-cell office:value-type="string" calcext:value-type="string">
            <text:p>0 … 100.0 %UEG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 [0]</text:p>
          </table:table-cell>
          <table:table-cell office:value-type="string" calcext:value-type="string">
            <text:p>0 … 100.0 %UEG [0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mA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 [1000]</text:p>
          </table:table-cell>
          <table:table-cell office:value-type="string" calcext:value-type="string">
            <text:p>0 … 100.0 %UEG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mA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</text:p>
          </table:table-cell>
          <table:table-cell/>
          <table:table-cell office:value-type="string" calcext:value-type="string">
            <text:p>Zuschalten vor Hardwareverstärkung 0 (hoch) *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2000]</text:p>
          </table:table-cell>
          <table:table-cell/>
          <table:table-cell office:value-type="string" calcext:value-type="string">
            <text:p>Vorgegebener Nullpunktwert *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 ... 1023 [500]</text:p>
          </table:table-cell>
          <table:table-cell/>
          <table:table-cell office:value-type="string" calcext:value-type="string">
            <text:p>Nullpunktparameter [11111 = Nullpunktsuche]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table table:name="sensor_mb_sp42a-rregs" table:style-name="ta3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(Bit’s werden gesetzt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inie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sp42a-rwregs" table:style-name="ta4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0 [11111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 [2000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00 ... 12000 [1000]</text:p>
          </table:table-cell>
          <table:table-cell/>
          <table:table-cell office:value-type="string" calcext:value-type="string">
            <text:p>Vorgegebener Nullpunktwert *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 ... 1023 [50]</text:p>
          </table:table-cell>
          <table:table-cell/>
          <table:table-cell office:value-type="string" calcext:value-type="string">
            <text:p>Nullpunktparameter [11111 = Nullpunktsuche]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table table:name="sensor_mb_nap5xx-rregs" table:style-name="ta3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 (für CO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CO-Sensor (Bit’s werden gesetzt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 ..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Gaskonzentration im ppm (für NO2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NO2-Sensor (Bit’s werden gesetzt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 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CO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. 1 (100 = 1,00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CO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 (für CO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_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NO2)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Temperaturkennl. 2 (100 = 1,00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NO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0 .. 10000</text:p>
          </table:table-cell>
          <table:table-cell office:value-type="string" calcext:value-type="string">
            <text:p>0 .. 10000 ppm</text:p>
          </table:table-cell>
          <table:table-cell office:value-type="string" calcext:value-type="string">
            <text:p>berechnete Gaskonzentration im ppm (für NO2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nap5xx-rwregs" table:style-name="ta4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0 [11111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 … 16383 [1000]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 … 16383 [8000]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 … 10000 [2000]</text:p>
          </table:table-cell>
          <table:table-cell office:value-type="string" calcext:value-type="string">
            <text:p>0 … 1000 ppm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 … 10000 [1000]</text:p>
          </table:table-cell>
          <table:table-cell office:value-type="string" calcext:value-type="string">
            <text:p>0 … 1000 [1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CO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NO2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-20°C *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0°C *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10°C *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20°C *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30°C *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40°C *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50 ... 200 [100]</text:p>
          </table:table-cell>
          <table:table-cell office:value-type="string" calcext:value-type="string">
            <text:p>0,50 … 2,00</text:p>
          </table:table-cell>
          <table:table-cell office:value-type="string" calcext:value-type="string">
            <text:p>Kennlinie vom Sensorhersteller bei 60°C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table table:name="sensor_mb_co2_o2-rregs" table:style-name="ta3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reg Nr.</text:p>
            <text:p>(Fcode 0x04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 und teilw. Einheit</text:p>
          </table:table-cell>
          <table:table-cell office:value-type="string" calcext:value-type="string">
            <text:p>Messwerteigenschaf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Gerätekennung Kunde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rbeitsweise (Sensor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..1000</text:p>
          </table:table-cell>
          <table:table-cell office:value-type="string" calcext:value-type="string">
            <text:p>0 .. 100.0 vol%</text:p>
          </table:table-cell>
          <table:table-cell office:value-type="string" calcext:value-type="string">
            <text:p>Sauerstoffkonzentration im vol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... 600</text:p>
          </table:table-cell>
          <table:table-cell office:value-type="string" calcext:value-type="string">
            <text:p>-20,0 .. 60,0 °C</text:p>
          </table:table-cell>
          <table:table-cell office:value-type="string" calcext:value-type="string">
            <text:p>Interne Leiterplattentemperatur in °C (mit Kommastelle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 ... 0xffff</text:p>
          </table:table-cell>
          <table:table-cell/>
          <table:table-cell office:value-type="string" calcext:value-type="string">
            <text:p>Fehlererkennung CO2 -Sensor (Bit’s werden gesetzt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 ..5000</text:p>
          </table:table-cell>
          <table:table-cell office:value-type="string" calcext:value-type="string">
            <text:p>0 .. 50000 ppm</text:p>
          </table:table-cell>
          <table:table-cell office:value-type="string" calcext:value-type="string">
            <text:p>CO2 Gaskonzentration im ppm (Registerwert * 1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 ... 2500</text:p>
          </table:table-cell>
          <table:table-cell office:value-type="string" calcext:value-type="string">
            <text:p>0 .. 25.00 mA</text:p>
          </table:table-cell>
          <table:table-cell office:value-type="string" calcext:value-type="string">
            <text:p>Berechneter Ausgangsstrom in mA (mit zwei Kommastellen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r Temperaturmessu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Potentiometer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AD-Wert des Sensors (O2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50 … 200</text:p>
          </table:table-cell>
          <table:table-cell office:value-type="string" calcext:value-type="string">
            <text:p>0,50 .. 2,00</text:p>
          </table:table-cell>
          <table:table-cell office:value-type="string" calcext:value-type="string">
            <text:p>Verstärkungsfaktor durch Poti (100 = 1,00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 ... 16384</text:p>
          </table:table-cell>
          <table:table-cell/>
          <table:table-cell office:value-type="string" calcext:value-type="string">
            <text:p>Korrigierter AD-Wert des Sensors O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 .. 5000</text:p>
          </table:table-cell>
          <table:table-cell/>
          <table:table-cell office:value-type="string" calcext:value-type="string">
            <text:p>max O2 Wert innerhalb des Kalibrierintervall (7 Tage)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0 ... 5000</text:p>
          </table:table-cell>
          <table:table-cell/>
          <table:table-cell office:value-type="string" calcext:value-type="string">
            <text:p>CO2 Wert unkorrigiert (Registerwert * 10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 .. 31129</text:p>
          </table:table-cell>
          <table:table-cell/>
          <table:table-cell office:value-type="string" calcext:value-type="string">
            <text:p>Softwaredatum bis 31.12.2029</text:p>
          </table:table-cell>
        </table:table-row>
      </table:table>
      <table:table table:name="sensor_mb_co2_o2-rwregs" table:style-name="ta4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wreg Nr.</text:p>
            <text:p>(Fcode: 0x03, 0x06)</text:p>
          </table:table-cell>
          <table:table-cell office:value-type="string" calcext:value-type="string">
            <text:p>Wertebereich</text:p>
          </table:table-cell>
          <table:table-cell office:value-type="string" calcext:value-type="string">
            <text:p>Zugeordnete Größe</text:p>
            <text:p>und Einheit</text:p>
          </table:table-cell>
          <table:table-cell office:value-type="string" calcext:value-type="string">
            <text:p>Messwerteigenschaft</text:p>
          </table:table-cell>
          <table:table-cell office:value-type="string" calcext:value-type="string">
            <text:p>protect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 .. 65535 [0]</text:p>
          </table:table-cell>
          <table:table-cell/>
          <table:table-cell office:value-type="string" calcext:value-type="string">
            <text:p>Kundencode: zur freien Belegung z.B. Raumco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 … 1000 [11111]</text:p>
          </table:table-cell>
          <table:table-cell office:value-type="string" calcext:value-type="string">
            <text:p>0 … 100.0 vol%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 … 2500 [11111]</text:p>
          </table:table-cell>
          <table:table-cell office:value-type="string" calcext:value-type="string">
            <text:p>0 … 25,00 mA</text:p>
          </table:table-cell>
          <table:table-cell office:value-type="string" calcext:value-type="string">
            <text:p>Ausgangsstrom vorgeben für Testzweck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200 … 600 [11111]</text:p>
          </table:table-cell>
          <table:table-cell office:value-type="string" calcext:value-type="string">
            <text:p>-20,0 … 60,0 °C</text:p>
          </table:table-cell>
          <table:table-cell office:value-type="string" calcext:value-type="string">
            <text:p>Temperatur vorgeben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 … 5000 [11111]</text:p>
          </table:table-cell>
          <table:table-cell office:value-type="string" calcext:value-type="string">
            <text:p>0 … 5000 ppm</text:p>
          </table:table-cell>
          <table:table-cell office:value-type="string" calcext:value-type="string">
            <text:p>Messwertvorgabe für Testzweck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 … 16383 [0]</text:p>
          </table:table-cell>
          <table:table-cell/>
          <table:table-cell office:value-type="string" calcext:value-type="string">
            <text:p>Sensorspannung im Nullpunkt *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nsorwert Nullpunkt = 0 *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 … 16383 [3300]</text:p>
          </table:table-cell>
          <table:table-cell/>
          <table:table-cell office:value-type="string" calcext:value-type="string">
            <text:p>Sensorspannung im Kalibrierpunkt ( bei Endwert) 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 … 1000 [209]</text:p>
          </table:table-cell>
          <table:table-cell office:value-type="string" calcext:value-type="string">
            <text:p>20.9 vol%</text:p>
          </table:table-cell>
          <table:table-cell office:value-type="string" calcext:value-type="string">
            <text:p>Sensorwert im Kalibrierpunkt (bei Endwert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0 … 10000 [x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 … 10000 [0]</text:p>
          </table:table-cell>
          <table:table-cell office:value-type="string" calcext:value-type="string">
            <text:p>0 … 1000 [0 ppm]</text:p>
          </table:table-cell>
          <table:table-cell office:value-type="string" calcext:value-type="string">
            <text:p>Messwert unten für Ausgangsstrom unten *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 … 2500 [400]</text:p>
          </table:table-cell>
          <table:table-cell office:value-type="string" calcext:value-type="string">
            <text:p>0 … 25,00 [4 mA]</text:p>
          </table:table-cell>
          <table:table-cell office:value-type="string" calcext:value-type="string">
            <text:p>Ausgangsstrom im unteren Punkt *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 … 10000 [5000]</text:p>
          </table:table-cell>
          <table:table-cell office:value-type="string" calcext:value-type="string">
            <text:p>0 … 100000 [50000ppm]</text:p>
          </table:table-cell>
          <table:table-cell office:value-type="string" calcext:value-type="string">
            <text:p>Messwert oben für Ausgangsstrom oben *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 … 2500 [2000]</text:p>
          </table:table-cell>
          <table:table-cell office:value-type="string" calcext:value-type="string">
            <text:p>0 … 25,00 [20 mA]</text:p>
          </table:table-cell>
          <table:table-cell office:value-type="string" calcext:value-type="string">
            <text:p>Ausgangsstrom im oberen Punkt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 … 16000 [11111]</text:p>
          </table:table-cell>
          <table:table-cell/>
          <table:table-cell office:value-type="string" calcext:value-type="string">
            <text:p>Sensor AD-Wert vorgeben für Testzwecke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 ... 200 [100]</text:p>
          </table:table-cell>
          <table:table-cell/>
          <table:table-cell office:value-type="string" calcext:value-type="string">
            <text:p>O2 Verst *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 ... 200 [100]</text:p>
          </table:table-cell>
          <table:table-cell/>
          <table:table-cell office:value-type="string" calcext:value-type="string">
            <text:p>O2 Verst.neu *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 ... 100 [10]</text:p>
          </table:table-cell>
          <table:table-cell/>
          <table:table-cell office:value-type="string" calcext:value-type="string">
            <text:p>Faktor für Mittelwertbildung (O2)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0 ... 3 [3]</text:p>
          </table:table-cell>
          <table:table-cell/>
          <table:table-cell office:value-type="string" calcext:value-type="string">
            <text:p>Automode: Bit_0 für O2 Bit_1 für CO2C *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derzeitiger Mode bei CO2 Sonde (1 = Auto) (nicht besch.)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Kalibrierung bei CO2 ist eingeschalten (nicht beschreiben)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0 ... 20</text:p>
          </table:table-cell>
          <table:table-cell/>
          <table:table-cell office:value-type="string" calcext:value-type="string">
            <text:p>Einschaltzeit (ersten 20min) (nicht beschreiben)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0 ... 3 [0]</text:p>
          </table:table-cell>
          <table:table-cell/>
          <table:table-cell office:value-type="string" calcext:value-type="string">
            <text:p>Kalibr. Starten Bit_0 O2 ; Bit_1 CO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0 ... 10080</text:p>
          </table:table-cell>
          <table:table-cell/>
          <table:table-cell office:value-type="string" calcext:value-type="string">
            <text:p>O2 Intervallzaehler 7 Tage (nicht beschreiben)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O2-Sonde 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Neustart / Grunddaten / entsichern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 … 247 [1]</text:p>
          </table:table-cell>
          <table:table-cell/>
          <table:table-cell office:value-type="string" calcext:value-type="string">
            <text:p>Modbus-Geräteadress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 … 3 [1]</text:p>
          </table:table-cell>
          <table:table-cell/>
          <table:table-cell office:value-type="string" calcext:value-type="string">
            <text:p>Modbus Baudrat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 … 4 [0]</text:p>
          </table:table-cell>
          <table:table-cell/>
          <table:table-cell office:value-type="string" calcext:value-type="string">
            <text:p>Modbus Mo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0 .. 1000 [180]</text:p>
          </table:table-cell>
          <table:table-cell/>
          <table:table-cell office:value-type="string" calcext:value-type="string">
            <text:p>Kalibrierwert Ausgangsstrom 4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0 … 1000 [900]</text:p>
          </table:table-cell>
          <table:table-cell/>
          <table:table-cell office:value-type="string" calcext:value-type="string">
            <text:p>Kalibrierwert Ausgangsstrom 20mA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CO2-Son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 ... 65535</text:p>
          </table:table-cell>
          <table:table-cell/>
          <table:table-cell office:value-type="string" calcext:value-type="string">
            <text:p>Anzahl der Kalibrierungen O2-Sonde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, 129 … 256 [90]</text:p>
          </table:table-cell>
          <table:table-cell/>
          <table:table-cell office:value-type="string" calcext:value-type="string">
            <text:p>Sensornummer für MCS4000 - M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Einschaltzähler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Betriebsstunden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Gerätekennung vom Werk *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 … 65535</text:p>
          </table:table-cell>
          <table:table-cell/>
          <table:table-cell office:value-type="string" calcext:value-type="string">
            <text:p>Arbeitsweise vom Werk *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 style:data-style-name="N2" text:time-value="11:54:56.9233683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3T13:52:02.382056767</meta:creation-date>
    <dc:date>2020-09-07T12:48:40.883924400</dc:date>
    <meta:editing-duration>PT1H14M43S</meta:editing-duration>
    <meta:editing-cycles>10</meta:editing-cycles>
    <meta:generator>LibreOffice/7.0.1.2$Linux_X86_64 LibreOffice_project/00$Build-2</meta:generator>
    <meta:document-statistic meta:table-count="12" meta:cell-count="1243" meta:object-count="0"/>
  </office:meta>
</office:document-meta>
</file>